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Tinos" svg:font-family="Tinos"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475cm" fo:min-width="0.214cm"/>
    </style:style>
    <style:style style:name="gr3" style:family="graphic" style:parent-style-name="standard">
      <style:graphic-properties svg:stroke-width="0.01cm" svg:stroke-color="#000000" draw:marker-start-width="0.25cm" draw:marker-end-width="0.25cm" draw:fill="none" draw:textarea-vertical-align="middle" fo:padding-top="0.13cm" fo:padding-bottom="0.13cm" fo:padding-left="0.255cm" fo:padding-right="0.255cm"/>
    </style:style>
    <style:style style:name="gr4" style:family="graphic" style:parent-style-name="standard">
      <style:graphic-properties draw:stroke="none" draw:fill-color="#ffffff"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7" style:family="graphic" style:parent-style-name="standard">
      <style:graphic-properties draw:stroke="solid" svg:stroke-width="0.017cm" svg:stroke-color="#ffffff" draw:stroke-linejoin="round" svg:stroke-linecap="butt" draw:fill="none" fo:padding-top="0.008cm" fo:padding-bottom="0.008cm" fo:padding-left="0.008cm" fo:padding-right="0.008cm"/>
    </style:style>
    <style:style style:name="gr8"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9"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234cm" fo:min-width="0.234cm" fo:padding-top="0cm" fo:padding-bottom="0cm" fo:padding-left="0cm" fo:padding-right="0cm"/>
    </style:style>
    <style:style style:name="gr11" style:family="graphic" style:parent-style-name="standard">
      <style:graphic-properties draw:stroke="solid" svg:stroke-width="0.017cm" svg:stroke-color="#0000b2" draw:stroke-linejoin="round" svg:stroke-linecap="butt" draw:fill="none" fo:padding-top="0.008cm" fo:padding-bottom="0.008cm" fo:padding-left="0.008cm" fo:padding-right="0.008cm"/>
    </style:style>
    <style:style style:name="gr12" style:family="graphic" style:parent-style-name="standard">
      <style:graphic-properties draw:stroke="solid" svg:stroke-width="0.017cm" svg:stroke-color="#005900" draw:stroke-linejoin="round" svg:stroke-linecap="butt" draw:fill="none" fo:padding-top="0.008cm" fo:padding-bottom="0.008cm" fo:padding-left="0.008cm" fo:padding-right="0.008cm"/>
    </style:style>
    <style:style style:name="gr13" style:family="graphic" style:parent-style-name="standard">
      <style:graphic-properties draw:stroke="solid" svg:stroke-width="0.017cm" svg:stroke-color="#b20000" draw:stroke-linejoin="round" svg:stroke-linecap="butt" draw:fill="none" fo:padding-top="0.008cm" fo:padding-bottom="0.008cm" fo:padding-left="0.008cm" fo:padding-right="0.008cm"/>
    </style:style>
    <style:style style:name="gr14" style:family="graphic" style:parent-style-name="standard">
      <style:graphic-properties draw:stroke="solid" svg:stroke-width="0.017cm" svg:stroke-color="#008686" draw:stroke-linejoin="round" svg:stroke-linecap="butt" draw:fill="none" fo:padding-top="0.008cm" fo:padding-bottom="0.008cm" fo:padding-left="0.008cm" fo:padding-right="0.008cm"/>
    </style:style>
    <style:style style:name="gr15" style:family="graphic" style:parent-style-name="standard">
      <style:graphic-properties draw:fill-color="#eeeeee" draw:textarea-horizontal-align="justify" draw:textarea-vertical-align="middle" draw:auto-grow-height="false" fo:min-height="3.25cm" fo:min-width="3.9cm"/>
    </style:style>
    <style:style style:name="gr16" style:family="graphic" style:parent-style-name="standard">
      <style:graphic-properties draw:fill-color="#eeeeee" draw:textarea-horizontal-align="justify" draw:textarea-vertical-align="middle" draw:auto-grow-height="false" fo:min-height="0.458cm" fo:min-width="2.612cm"/>
    </style:style>
    <style:style style:name="gr17" style:family="graphic" style:parent-style-name="standard">
      <style:graphic-properties draw:fill-color="#b2b2b2" draw:textarea-horizontal-align="justify" draw:textarea-vertical-align="middle" draw:auto-grow-height="false" fo:min-height="1.55cm" fo:min-width="0.3cm"/>
    </style:style>
    <style:style style:name="gr18" style:family="graphic" style:parent-style-name="standard">
      <style:graphic-properties draw:fill-color="#b2b2b2" draw:textarea-horizontal-align="justify" draw:textarea-vertical-align="middle" draw:auto-grow-height="false" fo:min-height="0cm" fo:min-width="0.066cm"/>
    </style:style>
    <style:style style:name="gr19" style:family="graphic" style:parent-style-name="objectwithoutfill">
      <style:graphic-properties draw:fill="none" draw:textarea-vertical-align="middle"/>
    </style:style>
    <style:style style:name="gr20" style:family="graphic" style:parent-style-name="objectwithoutfill">
      <style:graphic-properties draw:marker-start="Arrow" draw:marker-end="Arrow" draw:marker-end-width="0.2cm" draw:fill="none" draw:textarea-vertical-align="middle"/>
    </style:style>
    <style:style style:name="gr21" style:family="graphic" style:parent-style-name="objectwithoutfill">
      <style:graphic-properties draw:marker-start="Arrow" draw:marker-end="Arrow" draw:marker-end-width="0.2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1.146cm"/>
    </style:style>
    <style:style style:name="gr23" style:family="graphic" style:parent-style-name="standard">
      <style:graphic-properties draw:stroke="dash" draw:stroke-dash="long_20_dash" svg:stroke-width="0.05cm" draw:marker-start-width="0.355cm" draw:marker-end-width="0.355cm" draw:fill="none" draw:fill-color="#eeeeee" draw:textarea-horizontal-align="justify" draw:textarea-vertical-align="middle" draw:auto-grow-height="false" fo:min-height="0.458cm" fo:min-width="2.612cm" fo:padding-top="0.15cm" fo:padding-bottom="0.15cm" fo:padding-left="0.275cm" fo:padding-right="0.275cm"/>
    </style:style>
    <style:style style:name="P1" style:family="paragraph">
      <loext:graphic-properties draw:fill="none" draw:fill-color="#ffffff"/>
      <style:text-properties fo:font-size="18pt" style:font-size-asian="18pt" style:font-size-complex="18pt"/>
    </style:style>
    <style:style style:name="P2" style:family="paragraph">
      <loext:graphic-properties draw:fill="none" draw:fill-color="#ffffff"/>
      <style:text-properties fo:font-size="12pt" fo:font-style="italic" style:font-size-asian="12pt" style:font-style-asian="italic" style:font-size-complex="12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fo:text-align="center"/>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P7" style:family="paragraph">
      <loext:graphic-properties draw:fill="none"/>
    </style:style>
    <style:style style:name="P8" style:family="paragraph">
      <style:paragraph-properties fo:text-align="start" style:writing-mode="lr-tb"/>
    </style:style>
    <style:style style:name="P9" style:family="paragraph">
      <loext:graphic-properties draw:fill="none"/>
      <style:text-properties fo:font-size="10pt" style:font-size-asian="10pt" style:font-size-complex="10pt"/>
    </style:style>
    <style:style style:name="P10" style:family="paragraph">
      <loext:graphic-properties draw:fill="none"/>
      <style:text-properties fo:font-size="6.69999980926514pt" style:font-size-asian="6.69999980926514pt" style:font-size-complex="6.69999980926514pt"/>
    </style:style>
    <style:style style:name="P11" style:family="paragraph">
      <loext:graphic-properties draw:fill-color="#eeeeee"/>
      <style:paragraph-properties fo:text-align="center"/>
    </style:style>
    <style:style style:name="P12" style:family="paragraph">
      <loext:graphic-properties draw:fill-color="#b2b2b2"/>
      <style:paragraph-properties fo:text-align="center"/>
    </style:style>
    <style:style style:name="P13" style:family="paragraph">
      <style:paragraph-properties fo:text-align="center"/>
    </style:style>
    <style:style style:name="P14" style:family="paragraph">
      <loext:graphic-properties draw:fill="none" draw:fill-color="#ffffff"/>
      <style:text-properties fo:font-size="12pt" style:font-size-asian="18pt" style:font-size-complex="18pt"/>
    </style:style>
    <style:style style:name="P15" style:family="paragraph">
      <loext:graphic-properties draw:fill="none" draw:fill-color="#eeeeee"/>
      <style:paragraph-properties fo:text-align="center"/>
    </style:style>
    <style:style style:name="T1" style:family="text">
      <style:text-properties style:font-name="Liberation Sans3" fo:font-size="18pt" style:font-name-asian="Liberation Sans3" style:font-size-asian="18pt" style:font-name-complex="Liberation Sans3" style:font-size-complex="18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italic" style:font-style-asian="italic" style:font-style-complex="italic"/>
    </style:style>
    <style:style style:name="T4" style:family="text">
      <style:text-properties style:font-name="Liberation Sans3" fo:font-size="18pt" fo:font-style="italic" style:font-name-asian="Liberation Sans3" style:font-size-asian="18pt" style:font-style-asian="italic" style:font-name-complex="Liberation Sans3" style:font-size-complex="18pt" style:font-style-complex="italic"/>
    </style:style>
    <style:style style:name="T5" style:family="text">
      <style:text-properties fo:color="#000000" style:font-name="Helvetica" fo:font-size="10pt" style:font-size-asian="10pt" style:font-name-complex="Helvetica" style:font-size-complex="10pt"/>
    </style:style>
    <style:style style:name="T6" style:family="text">
      <style:text-properties fo:color="#000000" style:font-name="Helvetica" fo:font-size="6.69999980926514pt" style:font-size-asian="6.69999980926514pt" style:font-name-complex="Helvetica" style:font-size-complex="6.69999980926514pt"/>
    </style:style>
    <style:style style:name="T7" style:family="text">
      <style:text-properties fo:font-size="12pt" style:font-size-asian="18pt" style:font-size-complex="18pt"/>
    </style:style>
    <style:style style:name="T8" style:family="text">
      <style:text-properties style:font-name="Liberation Sans3" fo:font-size="12pt" style:font-name-asian="Liberation Sans3" style:font-size-asian="18pt" style:font-name-complex="Liberation Sans3" style:font-size-complex="18pt"/>
    </style:style>
    <style:style style:name="T9" style:family="text">
      <style:text-properties style:font-name="Liberation Sans" fo:font-size="12pt" fo:font-style="italic" fo:font-weight="normal" style:font-name-asian="Liberation Sans3" style:font-size-asian="18pt" style:font-style-asian="italic" style:font-weight-asian="normal" style:font-name-complex="Liberation Sans3"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0.896cm" svg:height="0.962cm" svg:x="17.434cm" svg:y="14.82cm">
            <draw:text-box>
              <text:p><text:span text:style-name="T1">σ</text:span></text:p>
            </draw:text-box>
          </draw:frame>
          <draw:frame draw:style-name="gr2" draw:text-style-name="P2" draw:layer="layout" svg:width="0.714cm" svg:height="0.725cm" svg:x="17.829cm" svg:y="15.107cm">
            <draw:text-box>
              <text:p><text:span text:style-name="T2">c</text:span></text:p>
            </draw:text-box>
          </draw:frame>
        </draw:g>
        <draw:rect draw:style-name="gr3" draw:text-style-name="P3" draw:layer="layout" svg:width="2.1cm" svg:height="2.5cm" svg:x="10.2cm" svg:y="8.6cm">
          <text:p/>
        </draw:rect>
        <draw:rect draw:style-name="gr4" draw:text-style-name="P4" draw:layer="layout" svg:width="0.8cm" svg:height="0.2cm" svg:x="11.1cm" svg:y="8.5cm">
          <text:p/>
        </draw:rect>
        <draw:frame draw:style-name="gr5" draw:text-style-name="P6" draw:layer="layout" svg:width="0.959cm" svg:height="0.962cm" svg:x="10.941cm" svg:y="8.138cm">
          <draw:text-box>
            <text:p text:style-name="P5"><text:span text:style-name="T3">H</text:span></text:p>
          </draw:text-box>
        </draw:frame>
        <draw:g>
          <draw:g>
            <draw:frame draw:style-name="gr6" draw:text-style-name="P1" draw:layer="layout" svg:width="2.1cm" svg:height="1cm" draw:transform="rotate (1.5707963267949) translate (3.7cm 13.1cm)">
              <draw:text-box>
                <text:p><text:span text:style-name="T4">S</text:span><text:span text:style-name="T1">(σ )</text:span></text:p>
              </draw:text-box>
            </draw:frame>
            <draw:frame draw:style-name="gr2" draw:text-style-name="P2" draw:layer="layout" svg:width="0.833cm" svg:height="0.725cm" draw:transform="rotate (1.5707963267949) translate (3.975cm 12.2cm)">
              <draw:text-box>
                <text:p><text:span text:style-name="T2"><text:s/></text:span><text:span text:style-name="T2">c</text:span></text:p>
              </draw:text-box>
            </draw:frame>
          </draw:g>
        </draw:g>
        <draw:polygon draw:style-name="gr7" draw:text-style-name="P7" draw:layer="layout" svg:width="11.812cm" svg:height="6.211cm" svg:x="5.506cm" svg:y="8.948cm" svg:viewBox="0 0 11813 6212" draw:points="0,6212 0,0 11813,0 11813,6212">
          <text:p/>
        </draw:polygon>
        <draw:line draw:style-name="gr8" draw:text-style-name="P7" draw:layer="layout" svg:x1="5.206cm" svg:y1="15.159cm" svg:x2="17.018cm" svg:y2="15.159cm">
          <text:p/>
        </draw:line>
        <draw:line draw:style-name="gr8" draw:text-style-name="P7" draw:layer="layout" svg:x1="5.206cm" svg:y1="15.159cm" svg:x2="5.206cm" svg:y2="8.948cm">
          <text:p/>
        </draw:line>
        <draw:line draw:style-name="gr8" draw:text-style-name="P7" draw:layer="layout" svg:x1="5.206cm" svg:y1="15.159cm" svg:x2="5.206cm" svg:y2="15.098cm">
          <text:p/>
        </draw:line>
        <draw:line draw:style-name="gr8" draw:text-style-name="P7" draw:layer="layout" svg:x1="5.206cm" svg:y1="15.159cm" svg:x2="5.206cm" svg:y2="15.039cm">
          <text:p/>
        </draw:line>
        <draw:frame draw:style-name="gr9" draw:text-style-name="P9" draw:layer="layout" svg:width="0.391cm" svg:height="0.509cm" svg:x="4.877cm" svg:y="15.29cm">
          <draw:text-box>
            <text:p text:style-name="P8"><text:span text:style-name="T5">10</text:span></text:p>
          </draw:text-box>
        </draw:frame>
        <draw:line draw:style-name="gr8" draw:text-style-name="P7" draw:layer="layout" svg:x1="5.797cm" svg:y1="15.159cm" svg:x2="5.797cm" svg:y2="15.098cm">
          <text:p/>
        </draw:line>
        <draw:line draw:style-name="gr8" draw:text-style-name="P7" draw:layer="layout" svg:x1="6.144cm" svg:y1="15.159cm" svg:x2="6.144cm" svg:y2="15.098cm">
          <text:p/>
        </draw:line>
        <draw:line draw:style-name="gr8" draw:text-style-name="P7" draw:layer="layout" svg:x1="6.391cm" svg:y1="15.159cm" svg:x2="6.391cm" svg:y2="15.098cm">
          <text:p/>
        </draw:line>
        <draw:line draw:style-name="gr8" draw:text-style-name="P7" draw:layer="layout" svg:x1="6.582cm" svg:y1="15.159cm" svg:x2="6.582cm" svg:y2="15.098cm">
          <text:p/>
        </draw:line>
        <draw:line draw:style-name="gr8" draw:text-style-name="P7" draw:layer="layout" svg:x1="6.738cm" svg:y1="15.159cm" svg:x2="6.738cm" svg:y2="15.098cm">
          <text:p/>
        </draw:line>
        <draw:line draw:style-name="gr8" draw:text-style-name="P7" draw:layer="layout" svg:x1="6.867cm" svg:y1="15.159cm" svg:x2="6.867cm" svg:y2="15.098cm">
          <text:p/>
        </draw:line>
        <draw:line draw:style-name="gr8" draw:text-style-name="P7" draw:layer="layout" svg:x1="6.982cm" svg:y1="15.159cm" svg:x2="6.982cm" svg:y2="15.098cm">
          <text:p/>
        </draw:line>
        <draw:line draw:style-name="gr8" draw:text-style-name="P7" draw:layer="layout" svg:x1="7.085cm" svg:y1="15.159cm" svg:x2="7.085cm" svg:y2="15.098cm">
          <text:p/>
        </draw:line>
        <draw:line draw:style-name="gr8" draw:text-style-name="P7" draw:layer="layout" svg:x1="7.173cm" svg:y1="15.159cm" svg:x2="7.173cm" svg:y2="15.098cm">
          <text:p/>
        </draw:line>
        <draw:line draw:style-name="gr8" draw:text-style-name="P7" draw:layer="layout" svg:x1="7.173cm" svg:y1="15.159cm" svg:x2="7.173cm" svg:y2="15.039cm">
          <text:p/>
        </draw:line>
        <draw:frame draw:style-name="gr10" draw:text-style-name="P10" draw:layer="layout" svg:width="0.273cm" svg:height="0.344cm" svg:x="5.268cm" svg:y="15.207cm">
          <draw:text-box>
            <text:p text:style-name="P8"><text:span text:style-name="T6">−</text:span><text:span text:style-name="T6">3</text:span></text:p>
          </draw:text-box>
        </draw:frame>
        <draw:frame draw:style-name="gr9" draw:text-style-name="P9" draw:layer="layout" svg:width="0.391cm" svg:height="0.509cm" svg:x="6.844cm" svg:y="15.29cm">
          <draw:text-box>
            <text:p text:style-name="P8"><text:span text:style-name="T5">10</text:span></text:p>
          </draw:text-box>
        </draw:frame>
        <draw:line draw:style-name="gr8" draw:text-style-name="P7" draw:layer="layout" svg:x1="7.767cm" svg:y1="15.159cm" svg:x2="7.767cm" svg:y2="15.098cm">
          <text:p/>
        </draw:line>
        <draw:line draw:style-name="gr8" draw:text-style-name="P7" draw:layer="layout" svg:x1="8.114cm" svg:y1="15.159cm" svg:x2="8.114cm" svg:y2="15.098cm">
          <text:p/>
        </draw:line>
        <draw:line draw:style-name="gr8" draw:text-style-name="P7" draw:layer="layout" svg:x1="8.358cm" svg:y1="15.159cm" svg:x2="8.358cm" svg:y2="15.098cm">
          <text:p/>
        </draw:line>
        <draw:line draw:style-name="gr8" draw:text-style-name="P7" draw:layer="layout" svg:x1="8.549cm" svg:y1="15.159cm" svg:x2="8.549cm" svg:y2="15.098cm">
          <text:p/>
        </draw:line>
        <draw:line draw:style-name="gr8" draw:text-style-name="P7" draw:layer="layout" svg:x1="8.704cm" svg:y1="15.159cm" svg:x2="8.704cm" svg:y2="15.098cm">
          <text:p/>
        </draw:line>
        <draw:line draw:style-name="gr8" draw:text-style-name="P7" draw:layer="layout" svg:x1="8.837cm" svg:y1="15.159cm" svg:x2="8.837cm" svg:y2="15.098cm">
          <text:p/>
        </draw:line>
        <draw:line draw:style-name="gr8" draw:text-style-name="P7" draw:layer="layout" svg:x1="8.951cm" svg:y1="15.159cm" svg:x2="8.951cm" svg:y2="15.098cm">
          <text:p/>
        </draw:line>
        <draw:line draw:style-name="gr8" draw:text-style-name="P7" draw:layer="layout" svg:x1="9.051cm" svg:y1="15.159cm" svg:x2="9.051cm" svg:y2="15.098cm">
          <text:p/>
        </draw:line>
        <draw:line draw:style-name="gr8" draw:text-style-name="P7" draw:layer="layout" svg:x1="9.143cm" svg:y1="15.159cm" svg:x2="9.143cm" svg:y2="15.098cm">
          <text:p/>
        </draw:line>
        <draw:line draw:style-name="gr8" draw:text-style-name="P7" draw:layer="layout" svg:x1="9.143cm" svg:y1="15.159cm" svg:x2="9.143cm" svg:y2="15.039cm">
          <text:p/>
        </draw:line>
        <draw:frame draw:style-name="gr10" draw:text-style-name="P10" draw:layer="layout" svg:width="0.273cm" svg:height="0.344cm" svg:x="7.235cm" svg:y="15.207cm">
          <draw:text-box>
            <text:p text:style-name="P8"><text:span text:style-name="T6">−</text:span><text:span text:style-name="T6">2</text:span></text:p>
          </draw:text-box>
        </draw:frame>
        <draw:frame draw:style-name="gr9" draw:text-style-name="P9" draw:layer="layout" svg:width="0.391cm" svg:height="0.509cm" svg:x="8.814cm" svg:y="15.29cm">
          <draw:text-box>
            <text:p text:style-name="P8"><text:span text:style-name="T5">10</text:span></text:p>
          </draw:text-box>
        </draw:frame>
        <draw:line draw:style-name="gr8" draw:text-style-name="P7" draw:layer="layout" svg:x1="9.733cm" svg:y1="15.159cm" svg:x2="9.733cm" svg:y2="15.098cm">
          <text:p/>
        </draw:line>
        <draw:line draw:style-name="gr8" draw:text-style-name="P7" draw:layer="layout" svg:x1="10.08cm" svg:y1="15.159cm" svg:x2="10.08cm" svg:y2="15.098cm">
          <text:p/>
        </draw:line>
        <draw:line draw:style-name="gr8" draw:text-style-name="P7" draw:layer="layout" svg:x1="10.327cm" svg:y1="15.159cm" svg:x2="10.327cm" svg:y2="15.098cm">
          <text:p/>
        </draw:line>
        <draw:line draw:style-name="gr8" draw:text-style-name="P7" draw:layer="layout" svg:x1="10.518cm" svg:y1="15.159cm" svg:x2="10.518cm" svg:y2="15.098cm">
          <text:p/>
        </draw:line>
        <draw:line draw:style-name="gr8" draw:text-style-name="P7" draw:layer="layout" svg:x1="10.674cm" svg:y1="15.159cm" svg:x2="10.674cm" svg:y2="15.098cm">
          <text:p/>
        </draw:line>
        <draw:line draw:style-name="gr8" draw:text-style-name="P7" draw:layer="layout" svg:x1="10.806cm" svg:y1="15.159cm" svg:x2="10.806cm" svg:y2="15.098cm">
          <text:p/>
        </draw:line>
        <draw:line draw:style-name="gr8" draw:text-style-name="P7" draw:layer="layout" svg:x1="10.921cm" svg:y1="15.159cm" svg:x2="10.921cm" svg:y2="15.098cm">
          <text:p/>
        </draw:line>
        <draw:line draw:style-name="gr8" draw:text-style-name="P7" draw:layer="layout" svg:x1="11.021cm" svg:y1="15.159cm" svg:x2="11.021cm" svg:y2="15.098cm">
          <text:p/>
        </draw:line>
        <draw:line draw:style-name="gr8" draw:text-style-name="P7" draw:layer="layout" svg:x1="11.112cm" svg:y1="15.159cm" svg:x2="11.112cm" svg:y2="15.098cm">
          <text:p/>
        </draw:line>
        <draw:line draw:style-name="gr8" draw:text-style-name="P7" draw:layer="layout" svg:x1="11.112cm" svg:y1="15.159cm" svg:x2="11.112cm" svg:y2="15.039cm">
          <text:p/>
        </draw:line>
        <draw:frame draw:style-name="gr10" draw:text-style-name="P10" draw:layer="layout" svg:width="0.273cm" svg:height="0.344cm" svg:x="9.205cm" svg:y="15.207cm">
          <draw:text-box>
            <text:p text:style-name="P8"><text:span text:style-name="T6">−</text:span><text:span text:style-name="T6">1</text:span></text:p>
          </draw:text-box>
        </draw:frame>
        <draw:frame draw:style-name="gr9" draw:text-style-name="P9" draw:layer="layout" svg:width="0.391cm" svg:height="0.509cm" svg:x="10.854cm" svg:y="15.29cm">
          <draw:text-box>
            <text:p text:style-name="P8"><text:span text:style-name="T5">10</text:span></text:p>
          </draw:text-box>
        </draw:frame>
        <draw:line draw:style-name="gr8" draw:text-style-name="P7" draw:layer="layout" svg:x1="11.703cm" svg:y1="15.159cm" svg:x2="11.703cm" svg:y2="15.098cm">
          <text:p/>
        </draw:line>
        <draw:line draw:style-name="gr8" draw:text-style-name="P7" draw:layer="layout" svg:x1="12.05cm" svg:y1="15.159cm" svg:x2="12.05cm" svg:y2="15.098cm">
          <text:p/>
        </draw:line>
        <draw:line draw:style-name="gr8" draw:text-style-name="P7" draw:layer="layout" svg:x1="12.297cm" svg:y1="15.159cm" svg:x2="12.297cm" svg:y2="15.098cm">
          <text:p/>
        </draw:line>
        <draw:line draw:style-name="gr8" draw:text-style-name="P7" draw:layer="layout" svg:x1="12.488cm" svg:y1="15.159cm" svg:x2="12.488cm" svg:y2="15.098cm">
          <text:p/>
        </draw:line>
        <draw:line draw:style-name="gr8" draw:text-style-name="P7" draw:layer="layout" svg:x1="12.644cm" svg:y1="15.159cm" svg:x2="12.644cm" svg:y2="15.098cm">
          <text:p/>
        </draw:line>
        <draw:line draw:style-name="gr8" draw:text-style-name="P7" draw:layer="layout" svg:x1="12.773cm" svg:y1="15.159cm" svg:x2="12.773cm" svg:y2="15.098cm">
          <text:p/>
        </draw:line>
        <draw:line draw:style-name="gr8" draw:text-style-name="P7" draw:layer="layout" svg:x1="12.888cm" svg:y1="15.159cm" svg:x2="12.888cm" svg:y2="15.098cm">
          <text:p/>
        </draw:line>
        <draw:line draw:style-name="gr8" draw:text-style-name="P7" draw:layer="layout" svg:x1="12.991cm" svg:y1="15.159cm" svg:x2="12.991cm" svg:y2="15.098cm">
          <text:p/>
        </draw:line>
        <draw:line draw:style-name="gr8" draw:text-style-name="P7" draw:layer="layout" svg:x1="13.079cm" svg:y1="15.159cm" svg:x2="13.079cm" svg:y2="15.098cm">
          <text:p/>
        </draw:line>
        <draw:line draw:style-name="gr8" draw:text-style-name="P7" draw:layer="layout" svg:x1="13.079cm" svg:y1="15.159cm" svg:x2="13.079cm" svg:y2="15.039cm">
          <text:p/>
        </draw:line>
        <draw:frame draw:style-name="gr10" draw:text-style-name="P10" draw:layer="layout" svg:width="0.234cm" svg:height="0.344cm" svg:x="11.245cm" svg:y="15.207cm">
          <draw:text-box>
            <text:p text:style-name="P8"><text:span text:style-name="T6">0</text:span></text:p>
          </draw:text-box>
        </draw:frame>
        <draw:frame draw:style-name="gr9" draw:text-style-name="P9" draw:layer="layout" svg:width="0.391cm" svg:height="0.509cm" svg:x="12.821cm" svg:y="15.29cm">
          <draw:text-box>
            <text:p text:style-name="P8"><text:span text:style-name="T5">10</text:span></text:p>
          </draw:text-box>
        </draw:frame>
        <draw:line draw:style-name="gr8" draw:text-style-name="P7" draw:layer="layout" svg:x1="13.673cm" svg:y1="15.159cm" svg:x2="13.673cm" svg:y2="15.098cm">
          <text:p/>
        </draw:line>
        <draw:line draw:style-name="gr8" draw:text-style-name="P7" draw:layer="layout" svg:x1="14.02cm" svg:y1="15.159cm" svg:x2="14.02cm" svg:y2="15.098cm">
          <text:p/>
        </draw:line>
        <draw:line draw:style-name="gr8" draw:text-style-name="P7" draw:layer="layout" svg:x1="14.264cm" svg:y1="15.159cm" svg:x2="14.264cm" svg:y2="15.098cm">
          <text:p/>
        </draw:line>
        <draw:line draw:style-name="gr8" draw:text-style-name="P7" draw:layer="layout" svg:x1="14.455cm" svg:y1="15.159cm" svg:x2="14.455cm" svg:y2="15.098cm">
          <text:p/>
        </draw:line>
        <draw:line draw:style-name="gr8" draw:text-style-name="P7" draw:layer="layout" svg:x1="14.611cm" svg:y1="15.159cm" svg:x2="14.611cm" svg:y2="15.098cm">
          <text:p/>
        </draw:line>
        <draw:line draw:style-name="gr8" draw:text-style-name="P7" draw:layer="layout" svg:x1="14.743cm" svg:y1="15.159cm" svg:x2="14.743cm" svg:y2="15.098cm">
          <text:p/>
        </draw:line>
        <draw:line draw:style-name="gr8" draw:text-style-name="P7" draw:layer="layout" svg:x1="14.858cm" svg:y1="15.159cm" svg:x2="14.858cm" svg:y2="15.098cm">
          <text:p/>
        </draw:line>
        <draw:line draw:style-name="gr8" draw:text-style-name="P7" draw:layer="layout" svg:x1="14.957cm" svg:y1="15.159cm" svg:x2="14.957cm" svg:y2="15.098cm">
          <text:p/>
        </draw:line>
        <draw:line draw:style-name="gr8" draw:text-style-name="P7" draw:layer="layout" svg:x1="15.049cm" svg:y1="15.159cm" svg:x2="15.049cm" svg:y2="15.098cm">
          <text:p/>
        </draw:line>
        <draw:line draw:style-name="gr8" draw:text-style-name="P7" draw:layer="layout" svg:x1="15.049cm" svg:y1="15.159cm" svg:x2="15.049cm" svg:y2="15.039cm">
          <text:p/>
        </draw:line>
        <draw:frame draw:style-name="gr10" draw:text-style-name="P10" draw:layer="layout" svg:width="0.234cm" svg:height="0.344cm" svg:x="13.212cm" svg:y="15.207cm">
          <draw:text-box>
            <text:p text:style-name="P8"><text:span text:style-name="T6">1</text:span></text:p>
          </draw:text-box>
        </draw:frame>
        <draw:frame draw:style-name="gr9" draw:text-style-name="P9" draw:layer="layout" svg:width="0.391cm" svg:height="0.509cm" svg:x="14.79cm" svg:y="15.29cm">
          <draw:text-box>
            <text:p text:style-name="P8"><text:span text:style-name="T5">10</text:span></text:p>
          </draw:text-box>
        </draw:frame>
        <draw:line draw:style-name="gr8" draw:text-style-name="P7" draw:layer="layout" svg:x1="15.64cm" svg:y1="15.159cm" svg:x2="15.64cm" svg:y2="15.098cm">
          <text:p/>
        </draw:line>
        <draw:line draw:style-name="gr8" draw:text-style-name="P7" draw:layer="layout" svg:x1="15.986cm" svg:y1="15.159cm" svg:x2="15.986cm" svg:y2="15.098cm">
          <text:p/>
        </draw:line>
        <draw:line draw:style-name="gr8" draw:text-style-name="P7" draw:layer="layout" svg:x1="16.233cm" svg:y1="15.159cm" svg:x2="16.233cm" svg:y2="15.098cm">
          <text:p/>
        </draw:line>
        <draw:line draw:style-name="gr8" draw:text-style-name="P7" draw:layer="layout" svg:x1="16.424cm" svg:y1="15.159cm" svg:x2="16.424cm" svg:y2="15.098cm">
          <text:p/>
        </draw:line>
        <draw:line draw:style-name="gr8" draw:text-style-name="P7" draw:layer="layout" svg:x1="16.58cm" svg:y1="15.159cm" svg:x2="16.58cm" svg:y2="15.098cm">
          <text:p/>
        </draw:line>
        <draw:line draw:style-name="gr8" draw:text-style-name="P7" draw:layer="layout" svg:x1="16.713cm" svg:y1="15.159cm" svg:x2="16.713cm" svg:y2="15.098cm">
          <text:p/>
        </draw:line>
        <draw:line draw:style-name="gr8" draw:text-style-name="P7" draw:layer="layout" svg:x1="16.827cm" svg:y1="15.159cm" svg:x2="16.827cm" svg:y2="15.098cm">
          <text:p/>
        </draw:line>
        <draw:line draw:style-name="gr8" draw:text-style-name="P7" draw:layer="layout" svg:x1="16.927cm" svg:y1="15.159cm" svg:x2="16.927cm" svg:y2="15.098cm">
          <text:p/>
        </draw:line>
        <draw:line draw:style-name="gr8" draw:text-style-name="P7" draw:layer="layout" svg:x1="17.018cm" svg:y1="15.159cm" svg:x2="17.018cm" svg:y2="15.098cm">
          <text:p/>
        </draw:line>
        <draw:line draw:style-name="gr8" draw:text-style-name="P7" draw:layer="layout" svg:x1="17.018cm" svg:y1="15.159cm" svg:x2="17.018cm" svg:y2="15.039cm">
          <text:p/>
        </draw:line>
        <draw:frame draw:style-name="gr10" draw:text-style-name="P10" draw:layer="layout" svg:width="0.234cm" svg:height="0.344cm" svg:x="15.181cm" svg:y="15.207cm">
          <draw:text-box>
            <text:p text:style-name="P8"><text:span text:style-name="T6">2</text:span></text:p>
          </draw:text-box>
        </draw:frame>
        <draw:frame draw:style-name="gr9" draw:text-style-name="P9" draw:layer="layout" svg:width="0.391cm" svg:height="0.509cm" svg:x="16.76cm" svg:y="15.29cm">
          <draw:text-box>
            <text:p text:style-name="P8"><text:span text:style-name="T5">10</text:span></text:p>
          </draw:text-box>
        </draw:frame>
        <draw:line draw:style-name="gr8" draw:text-style-name="P7" draw:layer="layout" svg:x1="5.206cm" svg:y1="15.159cm" svg:x2="5.324cm" svg:y2="15.159cm">
          <text:p/>
        </draw:line>
        <draw:frame draw:style-name="gr10" draw:text-style-name="P10" draw:layer="layout" svg:width="0.234cm" svg:height="0.344cm" svg:x="17.151cm" svg:y="15.207cm">
          <draw:text-box>
            <text:p text:style-name="P8"><text:span text:style-name="T6">3</text:span></text:p>
          </draw:text-box>
        </draw:frame>
        <draw:line draw:style-name="gr8" draw:text-style-name="P7" draw:layer="layout" svg:x1="5.206cm" svg:y1="13.916cm" svg:x2="5.324cm" svg:y2="13.916cm">
          <text:p/>
        </draw:line>
        <draw:frame draw:style-name="gr9" draw:text-style-name="P9" draw:layer="layout" svg:width="0.352cm" svg:height="0.509cm" svg:x="4.91cm" svg:y="14.884cm">
          <draw:text-box>
            <text:p text:style-name="P8"><text:span text:style-name="T5">0</text:span></text:p>
          </draw:text-box>
        </draw:frame>
        <draw:line draw:style-name="gr8" draw:text-style-name="P7" draw:layer="layout" svg:x1="5.206cm" svg:y1="12.672cm" svg:x2="5.324cm" svg:y2="12.672cm">
          <text:p/>
        </draw:line>
        <draw:frame draw:style-name="gr9" draw:text-style-name="P9" draw:layer="layout" svg:width="0.489cm" svg:height="0.509cm" svg:x="4.616cm" svg:y="13.641cm">
          <draw:text-box>
            <text:p text:style-name="P8"><text:span text:style-name="T5">0.2</text:span></text:p>
          </draw:text-box>
        </draw:frame>
        <draw:line draw:style-name="gr8" draw:text-style-name="P7" draw:layer="layout" svg:x1="5.206cm" svg:y1="11.432cm" svg:x2="5.324cm" svg:y2="11.432cm">
          <text:p/>
        </draw:line>
        <draw:frame draw:style-name="gr9" draw:text-style-name="P9" draw:layer="layout" svg:width="0.489cm" svg:height="0.509cm" svg:x="4.616cm" svg:y="12.397cm">
          <draw:text-box>
            <text:p text:style-name="P8"><text:span text:style-name="T5">0.4</text:span></text:p>
          </draw:text-box>
        </draw:frame>
        <draw:line draw:style-name="gr8" draw:text-style-name="P7" draw:layer="layout" svg:x1="5.206cm" svg:y1="10.188cm" svg:x2="5.324cm" svg:y2="10.188cm">
          <text:p/>
        </draw:line>
        <draw:frame draw:style-name="gr9" draw:text-style-name="P9" draw:layer="layout" svg:width="0.489cm" svg:height="0.509cm" svg:x="4.616cm" svg:y="11.156cm">
          <draw:text-box>
            <text:p text:style-name="P8"><text:span text:style-name="T5">0.6</text:span></text:p>
          </draw:text-box>
        </draw:frame>
        <draw:line draw:style-name="gr8" draw:text-style-name="P7" draw:layer="layout" svg:x1="5.206cm" svg:y1="8.948cm" svg:x2="5.324cm" svg:y2="8.948cm">
          <text:p/>
        </draw:line>
        <draw:frame draw:style-name="gr9" draw:text-style-name="P9" draw:layer="layout" svg:width="0.489cm" svg:height="0.509cm" svg:x="4.616cm" svg:y="9.913cm">
          <draw:text-box>
            <text:p text:style-name="P8"><text:span text:style-name="T5">0.8</text:span></text:p>
          </draw:text-box>
        </draw:frame>
        <draw:polyline draw:style-name="gr11" draw:text-style-name="P7" draw:layer="layout" svg:width="11.812cm" svg:height="6.211cm" svg:x="5.206cm" svg:y="8.948cm" svg:viewBox="0 0 11813 6212" draw:points="0,4983 656,4983 982,4986 1311,4989 1641,4992 1967,4995 2296,5004 2622,5013 2952,5028 3281,5048 3607,5081 3937,5125 4263,5192 4592,5286 4921,5419 5248,5607 5578,5865 5907,6212 6233,5765 6563,5213 6889,4572 7218,3869 7548,3155 7874,2481 8203,1884 8530,1387 8859,996 9188,699 9514,479 9844,323 10170,211 10499,132 10828,79 11155,41 11484,14 11813,0">
          <text:p/>
        </draw:polyline>
        <draw:polyline draw:style-name="gr12" draw:text-style-name="P7" draw:layer="layout" svg:width="11.812cm" svg:height="6.211cm" svg:x="5.206cm" svg:y="8.948cm" svg:viewBox="0 0 11813 6212" draw:points="0,3899 326,3899 656,3902 982,3905 1311,3910 1641,3916 1967,3925 2296,3943 2622,3963 2952,3996 3281,4040 3607,4107 3937,4201 4263,4337 4592,4531 4921,4795 5248,5154 5578,5621 5907,6212 6233,5510 6563,4728 6889,3913 7218,3120 7548,2401 7874,1793 8203,1305 8530,928 8859,649 9188,446 9514,302 9844,199 10170,129 10499,82 10828,47 11155,26 11484,8 11813,0">
          <text:p/>
        </draw:polyline>
        <draw:polyline draw:style-name="gr13" draw:text-style-name="P7" draw:layer="layout" svg:width="11.812cm" svg:height="6.211cm" svg:x="5.206cm" svg:y="8.948cm" svg:viewBox="0 0 11813 6212" draw:points="0,2178 326,2181 656,2184 982,2190 1311,2201 1641,2216 1967,2237 2296,2266 2622,2310 2952,2378 3281,2469 3607,2604 3937,2795 4263,3064 4592,3431 4921,3919 5248,4548 5578,5319 5907,6212 6233,5242 6563,4266 6889,3349 7218,2542 7548,1878 7874,1355 8203,958 8530,670 8859,461 9188,314 9514,208 9844,138 10170,88 10499,55 10828,32 11155,17 11484,5 11813,0">
          <text:p/>
        </draw:polyline>
        <draw:polyline draw:style-name="gr14" draw:text-style-name="P7" draw:layer="layout" svg:width="11.812cm" svg:height="6.211cm" svg:x="5.206cm" svg:y="8.948cm" svg:viewBox="0 0 11813 6212" draw:points="0,776 326,781 656,787 982,799 1311,814 1641,834 1967,867 2296,914 2622,981 2952,1081 3281,1222 3607,1422 3937,1705 4263,2093 4592,2616 4921,3296 5248,4137 5578,5125 5907,6212 6233,5095 6563,4031 6889,3084 7218,2293 7548,1660 7874,1181 8203,829 8530,573 8859,393 9188,264 9514,176 9844,117 10170,76 10499,47 10828,26 11155,14 11484,5 11813,0">
          <text:p/>
        </draw:polyline>
        <draw:frame draw:style-name="gr9" draw:text-style-name="P9" draw:layer="layout" svg:width="0.352cm" svg:height="0.509cm" svg:x="4.91cm" svg:y="8.672cm">
          <draw:text-box>
            <text:p text:style-name="P8"><text:span text:style-name="T5">1</text:span></text:p>
          </draw:text-box>
        </draw:frame>
        <draw:frame draw:style-name="gr9" draw:text-style-name="P9" draw:layer="layout" svg:width="0.352cm" svg:height="0.509cm" svg:x="5.157cm" svg:y="14.881cm">
          <draw:text-box>
            <text:p text:style-name="P8"><text:span text:style-name="T5"><text:s/></text:span></text:p>
          </draw:text-box>
        </draw:frame>
        <draw:line draw:style-name="gr11" draw:text-style-name="P7" draw:layer="layout" svg:x1="10.489cm" svg:y1="9.227cm" svg:x2="11.556cm" svg:y2="9.227cm">
          <text:p/>
        </draw:line>
        <draw:frame draw:style-name="gr9" draw:text-style-name="P9" draw:layer="layout" svg:width="0.489cm" svg:height="0.509cm" svg:x="11.666cm" svg:y="8.949cm">
          <draw:text-box>
            <text:p text:style-name="P8"><text:span text:style-name="T5">0.3</text:span></text:p>
          </draw:text-box>
        </draw:frame>
        <draw:line draw:style-name="gr12" draw:text-style-name="P7" draw:layer="layout" svg:x1="10.489cm" svg:y1="9.753cm" svg:x2="11.556cm" svg:y2="9.753cm">
          <text:p/>
        </draw:line>
        <draw:frame draw:style-name="gr9" draw:text-style-name="P9" draw:layer="layout" svg:width="0.489cm" svg:height="0.509cm" svg:x="11.666cm" svg:y="9.475cm">
          <draw:text-box>
            <text:p text:style-name="P8"><text:span text:style-name="T5">1.0</text:span></text:p>
          </draw:text-box>
        </draw:frame>
        <draw:line draw:style-name="gr13" draw:text-style-name="P7" draw:layer="layout" svg:x1="10.489cm" svg:y1="10.279cm" svg:x2="11.556cm" svg:y2="10.279cm">
          <text:p/>
        </draw:line>
        <draw:frame draw:style-name="gr9" draw:text-style-name="P9" draw:layer="layout" svg:width="0.489cm" svg:height="0.509cm" svg:x="11.666cm" svg:y="10.001cm">
          <draw:text-box>
            <text:p text:style-name="P8"><text:span text:style-name="T5">2.0</text:span></text:p>
          </draw:text-box>
        </draw:frame>
        <draw:line draw:style-name="gr14" draw:text-style-name="P7" draw:layer="layout" svg:x1="10.489cm" svg:y1="10.805cm" svg:x2="11.556cm" svg:y2="10.805cm">
          <text:p/>
        </draw:line>
        <draw:frame draw:style-name="gr9" draw:text-style-name="P9" draw:layer="layout" svg:width="0.489cm" svg:height="0.509cm" svg:x="11.666cm" svg:y="10.527cm">
          <draw:text-box>
            <text:p text:style-name="P8"><text:span text:style-name="T5">5.0</text:span></text:p>
          </draw:text-box>
        </draw:frame>
        <draw:custom-shape draw:style-name="gr15" draw:text-style-name="P11" draw:layer="layout" svg:width="4.4cm" svg:height="3.5cm" svg:x="13.899cm" svg:y="10.7cm">
          <text:p/>
          <draw:enhanced-geometry svg:viewBox="0 0 21600 21600" draw:type="rectangle" draw:enhanced-path="M 0 0 L 21600 0 21600 21600 0 21600 0 0 Z N"/>
        </draw:custom-shape>
        <draw:custom-shape draw:style-name="gr16" draw:text-style-name="P11" draw:layer="layout" svg:width="4.4cm" svg:height="1cm" svg:x="13.899cm" svg:y="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4.4cm" svg:height="1cm" svg:x="13.9cm" svg:y="13.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8cm" svg:height="1.8cm" svg:x="15.799cm" svg:y="11.6cm">
          <text:p/>
          <draw:enhanced-geometry svg:viewBox="0 0 21600 21600" draw:mirror-horizontal="false" draw:mirror-vertical="false" draw:type="rectangle" draw:enhanced-path="M 0 0 L 21600 0 21600 21600 0 21600 0 0 Z N"/>
        </draw:custom-shape>
        <draw:custom-shape draw:style-name="gr18" draw:text-style-name="P12" draw:layer="layout" svg:width="0.8cm" svg:height="0.201cm" svg:x="15.799cm" svg:y="13.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8cm" svg:height="0.201cm" svg:x="15.8cm" svg:y="1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15.8cm" svg:y1="13.5cm" svg:x2="15.8cm" svg:y2="14.2cm">
          <text:p/>
        </draw:line>
        <draw:line draw:style-name="gr19" draw:text-style-name="P3" draw:layer="layout" svg:x1="16.6cm" svg:y1="13.5cm" svg:x2="16.6cm" svg:y2="14.2cm">
          <text:p/>
        </draw:line>
        <draw:line draw:style-name="gr20" draw:text-style-name="P3" draw:layer="layout" svg:x1="15.8cm" svg:y1="14cm" svg:x2="16.6cm" svg:y2="14cm">
          <text:p text:style-name="P13"><text:span text:style-name="T7"><text:s text:c="13"/></text:span><text:span text:style-name="T7">0.1</text:span></text:p>
        </draw:line>
        <draw:line draw:style-name="gr19" draw:text-style-name="P3" draw:layer="layout" svg:x1="16.67cm" svg:y1="13.349cm" svg:x2="17.37cm" svg:y2="13.349cm">
          <text:p/>
        </draw:line>
        <draw:line draw:style-name="gr19" draw:text-style-name="P3" draw:layer="layout" svg:x1="16.67cm" svg:y1="11.549cm" svg:x2="17.37cm" svg:y2="11.549cm">
          <text:p/>
        </draw:line>
        <draw:line draw:style-name="gr21" draw:text-style-name="P3" draw:layer="layout" svg:x1="16.87cm" svg:y1="13.3cm" svg:x2="16.87cm" svg:y2="11.549cm">
          <text:p/>
        </draw:line>
        <draw:frame draw:style-name="gr22" draw:text-style-name="P14" draw:layer="layout" svg:width="1.646cm" svg:height="0.725cm" svg:x="16.7cm" svg:y="12.175cm">
          <draw:text-box>
            <text:p><text:span text:style-name="T7">0.1</text:span><text:span text:style-name="T8">×</text:span><text:span text:style-name="T9">H</text:span></text:p>
          </draw:text-box>
        </draw:frame>
        <draw:line draw:style-name="gr20" draw:text-style-name="P3" draw:layer="layout" svg:x1="13.9cm" svg:y1="10.8cm" svg:x2="18.3cm" svg:y2="10.8cm">
          <text:p text:style-name="P13"><text:span text:style-name="T7"/></text:p>
          <text:p text:style-name="P13"><text:span text:style-name="T7">1.0</text:span></text:p>
        </draw:line>
        <draw:custom-shape draw:style-name="gr23" draw:text-style-name="P15" draw:layer="layout" svg:width="4.4cm" svg:height="1cm" svg:x="13.9cm" svg:y="1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Tinos" svg:font-family="Tinos"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no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7:17:44.978801588</meta:creation-date>
    <dc:date>2017-05-26T11:29:02.488562159</dc:date>
    <meta:editing-duration>PT6H40M41S</meta:editing-duration>
    <meta:editing-cycles>10</meta:editing-cycles>
    <meta:generator>LibreOffice/5.1.6.2$Linux_X86_64 LibreOffice_project/10m0$Build-2</meta:generator>
    <meta:document-statistic meta:object-count="129"/>
  </office:meta>
</office:document-meta>
</file>